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f1bb1" officeooo:paragraph-rsid="000f1bb1"/>
    </style:style>
    <style:style style:name="P2" style:family="paragraph" style:parent-style-name="Standard">
      <style:text-properties fo:font-size="20pt" fo:font-weight="bold" officeooo:rsid="000f1bb1" officeooo:paragraph-rsid="000f1bb1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text-properties officeooo:rsid="00149e69" officeooo:paragraph-rsid="00149e69"/>
    </style:style>
    <style:style style:name="P4" style:family="paragraph" style:parent-style-name="Standard">
      <style:text-properties fo:font-size="14pt" fo:font-weight="bold" officeooo:rsid="00169469" officeooo:paragraph-rsid="0016946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f1bb1" officeooo:paragraph-rsid="000f1bb1" style:font-size-asian="14pt" style:font-size-complex="14pt"/>
    </style:style>
    <style:style style:name="P6" style:family="paragraph" style:parent-style-name="Standard" style:list-style-name="L1">
      <style:text-properties fo:font-size="14pt" officeooo:rsid="0013b126" officeooo:paragraph-rsid="0013b126" style:font-size-asian="14pt" style:font-size-complex="14pt"/>
    </style:style>
    <style:style style:name="P7" style:family="paragraph" style:parent-style-name="Standard" style:list-style-name="L1">
      <style:text-properties fo:font-size="14pt" officeooo:rsid="00149e69" officeooo:paragraph-rsid="00149e69" style:font-size-asian="14pt" style:font-size-complex="14pt"/>
    </style:style>
    <style:style style:name="P8" style:family="paragraph" style:parent-style-name="Standard" style:list-style-name="L2">
      <style:text-properties fo:font-size="14pt" officeooo:rsid="00169836" officeooo:paragraph-rsid="00169836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QTT</text:p>
      <text:p text:style-name="P5">MQTT is an OASIS standard messaging protocol for the Internet of Things (IoT). It is designed as an extremely lightweight publish/subscribe messaging transport that is ideal for connecting remote devices with a small code footprint and minimal network bandwidth. MQTT today is used in a wide variety of industries, such as automotive, manufacturing, telecommunications, oil and gas, etc. </text:p>
      <text:h text:style-name="P1" text:outline-level="2">Why MQTT?</text:h>
      <text:list xml:id="list3550059889" text:style-name="L1">
        <text:list-item>
          <text:p text:style-name="P6">LightWeight and Efficient</text:p>
        </text:list-item>
        <text:list-item>
          <text:p text:style-name="P7">Bi-Directional Communications</text:p>
        </text:list-item>
        <text:list-item>
          <text:p text:style-name="P7">Scale to Millions of things</text:p>
        </text:list-item>
        <text:list-item>
          <text:p text:style-name="P7">Reliable Message Delivery</text:p>
        </text:list-item>
        <text:list-item>
          <text:p text:style-name="P7">Support for Unreliable Networks</text:p>
        </text:list-item>
        <text:list-item>
          <text:p text:style-name="P7">Security Enabled</text:p>
          <text:p text:style-name="P3"/>
        </text:list-item>
      </text:list>
      <text:p text:style-name="P4">Applications of MQTT</text:p>
      <text:list xml:id="list1789544862" text:style-name="L2">
        <text:list-item>
          <text:p text:style-name="P8">Automotive</text:p>
        </text:list-item>
        <text:list-item>
          <text:p text:style-name="P8">Logistics</text:p>
        </text:list-item>
        <text:list-item>
          <text:p text:style-name="P8">Manufacturing</text:p>
        </text:list-item>
        <text:list-item>
          <text:p text:style-name="P8">Smart Home</text:p>
        </text:list-item>
        <text:list-item>
          <text:p text:style-name="P8">Consumer Products</text:p>
        </text:list-item>
        <text:list-item>
          <text:p text:style-name="P8">Transport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6:04:09.177302686</meta:creation-date>
    <dc:date>2022-03-16T16:07:48.121771661</dc:date>
    <meta:editing-duration>PT3M33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04" meta:character-count="660" meta:non-whitespace-character-count="584"/>
  </office:meta>
</office:document-meta>
</file>